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83in" svg:height="3.5453in" svg:x="10.5098in" svg:y="4.9252in">
            <draw:object draw:notify-on-update-of-ranges="Sheet1.A2:Sheet1.A11 Sheet1.B2:Sheet1.B11 Sheet1.A2:Sheet1.A11 Sheet1.D2:Sheet1.D11 Sheet1.A2:Sheet1.A11 Sheet1.F2:Sheet1.F11 Sheet1.A2:Sheet1.A11 Sheet1.G2:Sheet1.G11 Sheet1.A2:Sheet1.A11 Sheet1.H2:Sheet1.H11 Sheet1.A2:Sheet1.A11 Sheet1.J2:Sheet1.J11 Sheet1.A2:Sheet1.A11 Sheet1.L2:Sheet1.L11 Sheet1.A2:Sheet1.A11 Sheet1.M2:Sheet1.M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AVERAGE([.B1];[.D1])"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table:formula="of:=AVERAGE([.D1];[.F1])"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" calcext:value-type="float">
            <text:p>303</text:p>
          </table:table-cell>
          <table:table-cell table:formula="of:=AVERAGE([.H1];[.J1])"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table:formula="of:=AVERAGE([.J1];[.L1])"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a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2]*EXP([.$P2]/8.314*(1/[.$G$1]-1/[.B$1]))" office:value-type="float" office:value="0.0958589606450931" calcext:value-type="float">
            <text:p>0.0958589606</text:p>
          </table:table-cell>
          <table:table-cell table:formula="of:=[.$G2]*EXP([.$P2]/8.314*(1/[.$G$1]-1/[.C$1]))" office:value-type="float" office:value="0.164304262684742" calcext:value-type="float">
            <text:p>0.1643042627</text:p>
          </table:table-cell>
          <table:table-cell table:formula="of:=[.$G2]*EXP([.$P2]/8.314*(1/[.$G$1]-1/[.D$1]))" office:value-type="float" office:value="0.276309505238764" calcext:value-type="float">
            <text:p>0.2763095052</text:p>
          </table:table-cell>
          <table:table-cell table:formula="of:=[.$G2]*EXP([.$P2]/8.314*(1/[.$G$1]-1/[.E$1]))" office:value-type="float" office:value="0.456356648772078" calcext:value-type="float">
            <text:p>0.4563566488</text:p>
          </table:table-cell>
          <table:table-cell table:formula="of:=[.$G2]*EXP([.$P2]/8.314*(1/[.$G$1]-1/[.F$1]))" office:value-type="float" office:value="0.740927624520046" calcext:value-type="float">
            <text:p>0.7409276245</text:p>
          </table:table-cell>
          <table:table-cell office:value-type="float" office:value="1.2" calcext:value-type="float">
            <text:p>1.2</text:p>
          </table:table-cell>
          <table:table-cell table:formula="of:=[.$G2]*EXP([.$P2]/8.314*(1/[.$G$1]-1/[.H$1]))" office:value-type="float" office:value="1.86157202574617" calcext:value-type="float">
            <text:p>1.8615720257</text:p>
          </table:table-cell>
          <table:table-cell table:formula="of:=[.$G2]*EXP([.$P2]/8.314*(1/[.$G$1]-1/[.I$1]))" office:value-type="float" office:value="2.88528739833621" calcext:value-type="float">
            <text:p>2.8852873983</text:p>
          </table:table-cell>
          <table:table-cell table:formula="of:=[.$G2]*EXP([.$P2]/8.314*(1/[.$G$1]-1/[.J$1]))" office:value-type="float" office:value="4.40979241936785" calcext:value-type="float">
            <text:p>4.4097924194</text:p>
          </table:table-cell>
          <table:table-cell table:formula="of:=[.$G2]*EXP([.$P2]/8.314*(1/[.$G$1]-1/[.K$1]))" office:value-type="float" office:value="6.6504931007691" calcext:value-type="float">
            <text:p>6.6504931008</text:p>
          </table:table-cell>
          <table:table-cell table:formula="of:=[.$G2]*EXP([.$P2]/8.314*(1/[.$G$1]-1/[.L$1]))" office:value-type="float" office:value="9.9029645151045" calcext:value-type="float">
            <text:p>9.9029645151</text:p>
          </table:table-cell>
          <table:table-cell table:formula="of:=[.$G2]*EXP([.$P2]/8.314*(1/[.$G$1]-1/[.M$1]))" office:value-type="float" office:value="21.1841173067301" calcext:value-type="float">
            <text:p>21.1841173067</text:p>
          </table:table-cell>
          <table:table-cell table:formula="of:=[.$G2]*EXP([.$P2]/8.314*(1/[.$G$1]-1/[.N$1]))" office:value-type="float" office:value="43.3510125261143" calcext:value-type="float">
            <text:p>43.3510125261</text:p>
          </table:table-cell>
          <table:table-cell table:formula="of:=[.$G2]*EXP([.$P2]/8.314*(1/[.$G$1]-1/[.O$1]))" office:value-type="float" office:value="441.916020579429" calcext:value-type="float">
            <text:p>441.9160205794</text:p>
          </table:table-cell>
          <table:table-cell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$G3]*EXP([.$P3]/8.314*(1/[.$G$1]-1/[.B$1]))" office:value-type="float" office:value="0.0958589606450931" calcext:value-type="float">
            <text:p>0.0958589606</text:p>
          </table:table-cell>
          <table:table-cell table:formula="of:=[.$G3]*EXP([.$P3]/8.314*(1/[.$G$1]-1/[.C$1]))" office:value-type="float" office:value="0.164304262684742" calcext:value-type="float">
            <text:p>0.1643042627</text:p>
          </table:table-cell>
          <table:table-cell table:formula="of:=[.$G3]*EXP([.$P3]/8.314*(1/[.$G$1]-1/[.D$1]))" office:value-type="float" office:value="0.276309505238764" calcext:value-type="float">
            <text:p>0.2763095052</text:p>
          </table:table-cell>
          <table:table-cell table:formula="of:=[.$G3]*EXP([.$P3]/8.314*(1/[.$G$1]-1/[.E$1]))" office:value-type="float" office:value="0.456356648772078" calcext:value-type="float">
            <text:p>0.4563566488</text:p>
          </table:table-cell>
          <table:table-cell table:formula="of:=[.$G3]*EXP([.$P3]/8.314*(1/[.$G$1]-1/[.F$1]))" office:value-type="float" office:value="0.740927624520046" calcext:value-type="float">
            <text:p>0.7409276245</text:p>
          </table:table-cell>
          <table:table-cell table:formula="of:=[.G2]" office:value-type="float" office:value="1.2" calcext:value-type="float">
            <text:p>1.2</text:p>
          </table:table-cell>
          <table:table-cell table:formula="of:=[.$G3]*EXP([.$P3]/8.314*(1/[.$G$1]-1/[.H$1]))" office:value-type="float" office:value="1.86157202574617" calcext:value-type="float">
            <text:p>1.8615720257</text:p>
          </table:table-cell>
          <table:table-cell table:formula="of:=[.$G3]*EXP([.$P3]/8.314*(1/[.$G$1]-1/[.I$1]))" office:value-type="float" office:value="2.88528739833621" calcext:value-type="float">
            <text:p>2.8852873983</text:p>
          </table:table-cell>
          <table:table-cell table:formula="of:=[.$G3]*EXP([.$P3]/8.314*(1/[.$G$1]-1/[.J$1]))" office:value-type="float" office:value="4.40979241936785" calcext:value-type="float">
            <text:p>4.4097924194</text:p>
          </table:table-cell>
          <table:table-cell table:formula="of:=[.$G3]*EXP([.$P3]/8.314*(1/[.$G$1]-1/[.K$1]))" office:value-type="float" office:value="6.6504931007691" calcext:value-type="float">
            <text:p>6.6504931008</text:p>
          </table:table-cell>
          <table:table-cell table:formula="of:=[.$G3]*EXP([.$P3]/8.314*(1/[.$G$1]-1/[.L$1]))" office:value-type="float" office:value="9.9029645151045" calcext:value-type="float">
            <text:p>9.9029645151</text:p>
          </table:table-cell>
          <table:table-cell table:formula="of:=[.$G3]*EXP([.$P3]/8.314*(1/[.$G$1]-1/[.M$1]))" office:value-type="float" office:value="21.1841173067301" calcext:value-type="float">
            <text:p>21.1841173067</text:p>
          </table:table-cell>
          <table:table-cell table:formula="of:=[.$G3]*EXP([.$P3]/8.314*(1/[.$G$1]-1/[.N$1]))" office:value-type="float" office:value="43.3510125261143" calcext:value-type="float">
            <text:p>43.3510125261</text:p>
          </table:table-cell>
          <table:table-cell table:formula="of:=[.$G3]*EXP([.$P3]/8.314*(1/[.$G$1]-1/[.O$1]))" office:value-type="float" office:value="441.916020579429" calcext:value-type="float">
            <text:p>441.9160205794</text:p>
          </table:table-cell>
          <table:table-cell table:formula="of:=[.P2]"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table:formula="of:=[.$G4]*EXP([.$P4]/8.314*(1/[.$G$1]-1/[.B$1]))" office:value-type="float" office:value="0.0958589606450931" calcext:value-type="float">
            <text:p>0.0958589606</text:p>
          </table:table-cell>
          <table:table-cell table:formula="of:=[.$G4]*EXP([.$P4]/8.314*(1/[.$G$1]-1/[.C$1]))" office:value-type="float" office:value="0.164304262684742" calcext:value-type="float">
            <text:p>0.1643042627</text:p>
          </table:table-cell>
          <table:table-cell table:formula="of:=[.$G4]*EXP([.$P4]/8.314*(1/[.$G$1]-1/[.D$1]))" office:value-type="float" office:value="0.276309505238764" calcext:value-type="float">
            <text:p>0.2763095052</text:p>
          </table:table-cell>
          <table:table-cell table:formula="of:=[.$G4]*EXP([.$P4]/8.314*(1/[.$G$1]-1/[.E$1]))" office:value-type="float" office:value="0.456356648772078" calcext:value-type="float">
            <text:p>0.4563566488</text:p>
          </table:table-cell>
          <table:table-cell table:formula="of:=[.$G4]*EXP([.$P4]/8.314*(1/[.$G$1]-1/[.F$1]))" office:value-type="float" office:value="0.740927624520046" calcext:value-type="float">
            <text:p>0.7409276245</text:p>
          </table:table-cell>
          <table:table-cell table:formula="of:=[.G3]" office:value-type="float" office:value="1.2" calcext:value-type="float">
            <text:p>1.2</text:p>
          </table:table-cell>
          <table:table-cell table:formula="of:=[.$G4]*EXP([.$P4]/8.314*(1/[.$G$1]-1/[.H$1]))" office:value-type="float" office:value="1.86157202574617" calcext:value-type="float">
            <text:p>1.8615720257</text:p>
          </table:table-cell>
          <table:table-cell table:formula="of:=[.$G4]*EXP([.$P4]/8.314*(1/[.$G$1]-1/[.I$1]))" office:value-type="float" office:value="2.88528739833621" calcext:value-type="float">
            <text:p>2.8852873983</text:p>
          </table:table-cell>
          <table:table-cell table:formula="of:=[.$G4]*EXP([.$P4]/8.314*(1/[.$G$1]-1/[.J$1]))" office:value-type="float" office:value="4.40979241936785" calcext:value-type="float">
            <text:p>4.4097924194</text:p>
          </table:table-cell>
          <table:table-cell table:formula="of:=[.$G4]*EXP([.$P4]/8.314*(1/[.$G$1]-1/[.K$1]))" office:value-type="float" office:value="6.6504931007691" calcext:value-type="float">
            <text:p>6.6504931008</text:p>
          </table:table-cell>
          <table:table-cell table:formula="of:=[.$G4]*EXP([.$P4]/8.314*(1/[.$G$1]-1/[.L$1]))" office:value-type="float" office:value="9.9029645151045" calcext:value-type="float">
            <text:p>9.9029645151</text:p>
          </table:table-cell>
          <table:table-cell table:formula="of:=[.$G4]*EXP([.$P4]/8.314*(1/[.$G$1]-1/[.M$1]))" office:value-type="float" office:value="21.1841173067301" calcext:value-type="float">
            <text:p>21.1841173067</text:p>
          </table:table-cell>
          <table:table-cell table:formula="of:=[.$G4]*EXP([.$P4]/8.314*(1/[.$G$1]-1/[.N$1]))" office:value-type="float" office:value="43.3510125261143" calcext:value-type="float">
            <text:p>43.3510125261</text:p>
          </table:table-cell>
          <table:table-cell table:formula="of:=[.$G4]*EXP([.$P4]/8.314*(1/[.$G$1]-1/[.O$1]))" office:value-type="float" office:value="441.916020579429" calcext:value-type="float">
            <text:p>441.9160205794</text:p>
          </table:table-cell>
          <table:table-cell table:formula="of:=[.P3]"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table:formula="of:=[.$G5]*EXP([.$P5]/8.314*(1/[.$G$1]-1/[.B$1]))" office:value-type="float" office:value="0.0958589606450931" calcext:value-type="float">
            <text:p>0.0958589606</text:p>
          </table:table-cell>
          <table:table-cell table:formula="of:=[.$G5]*EXP([.$P5]/8.314*(1/[.$G$1]-1/[.C$1]))" office:value-type="float" office:value="0.164304262684742" calcext:value-type="float">
            <text:p>0.1643042627</text:p>
          </table:table-cell>
          <table:table-cell table:formula="of:=[.$G5]*EXP([.$P5]/8.314*(1/[.$G$1]-1/[.D$1]))" office:value-type="float" office:value="0.276309505238764" calcext:value-type="float">
            <text:p>0.2763095052</text:p>
          </table:table-cell>
          <table:table-cell table:formula="of:=[.$G5]*EXP([.$P5]/8.314*(1/[.$G$1]-1/[.E$1]))" office:value-type="float" office:value="0.456356648772078" calcext:value-type="float">
            <text:p>0.4563566488</text:p>
          </table:table-cell>
          <table:table-cell table:formula="of:=[.$G5]*EXP([.$P5]/8.314*(1/[.$G$1]-1/[.F$1]))" office:value-type="float" office:value="0.740927624520046" calcext:value-type="float">
            <text:p>0.7409276245</text:p>
          </table:table-cell>
          <table:table-cell table:formula="of:=[.G4]" office:value-type="float" office:value="1.2" calcext:value-type="float">
            <text:p>1.2</text:p>
          </table:table-cell>
          <table:table-cell table:formula="of:=[.$G5]*EXP([.$P5]/8.314*(1/[.$G$1]-1/[.H$1]))" office:value-type="float" office:value="1.86157202574617" calcext:value-type="float">
            <text:p>1.8615720257</text:p>
          </table:table-cell>
          <table:table-cell table:formula="of:=[.$G5]*EXP([.$P5]/8.314*(1/[.$G$1]-1/[.I$1]))" office:value-type="float" office:value="2.88528739833621" calcext:value-type="float">
            <text:p>2.8852873983</text:p>
          </table:table-cell>
          <table:table-cell table:formula="of:=[.$G5]*EXP([.$P5]/8.314*(1/[.$G$1]-1/[.J$1]))" office:value-type="float" office:value="4.40979241936785" calcext:value-type="float">
            <text:p>4.4097924194</text:p>
          </table:table-cell>
          <table:table-cell table:formula="of:=[.$G5]*EXP([.$P5]/8.314*(1/[.$G$1]-1/[.K$1]))" office:value-type="float" office:value="6.6504931007691" calcext:value-type="float">
            <text:p>6.6504931008</text:p>
          </table:table-cell>
          <table:table-cell table:formula="of:=[.$G5]*EXP([.$P5]/8.314*(1/[.$G$1]-1/[.L$1]))" office:value-type="float" office:value="9.9029645151045" calcext:value-type="float">
            <text:p>9.9029645151</text:p>
          </table:table-cell>
          <table:table-cell table:formula="of:=[.$G5]*EXP([.$P5]/8.314*(1/[.$G$1]-1/[.M$1]))" office:value-type="float" office:value="21.1841173067301" calcext:value-type="float">
            <text:p>21.1841173067</text:p>
          </table:table-cell>
          <table:table-cell table:formula="of:=[.$G5]*EXP([.$P5]/8.314*(1/[.$G$1]-1/[.N$1]))" office:value-type="float" office:value="43.3510125261143" calcext:value-type="float">
            <text:p>43.3510125261</text:p>
          </table:table-cell>
          <table:table-cell table:formula="of:=[.$G5]*EXP([.$P5]/8.314*(1/[.$G$1]-1/[.O$1]))" office:value-type="float" office:value="441.916020579429" calcext:value-type="float">
            <text:p>441.9160205794</text:p>
          </table:table-cell>
          <table:table-cell table:formula="of:=[.P4]"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table:formula="of:=[.$G6]*EXP([.$P6]/8.314*(1/[.$G$1]-1/[.B$1]))" office:value-type="float" office:value="0.0958589606450931" calcext:value-type="float">
            <text:p>0.0958589606</text:p>
          </table:table-cell>
          <table:table-cell table:formula="of:=[.$G6]*EXP([.$P6]/8.314*(1/[.$G$1]-1/[.C$1]))" office:value-type="float" office:value="0.164304262684742" calcext:value-type="float">
            <text:p>0.1643042627</text:p>
          </table:table-cell>
          <table:table-cell table:formula="of:=[.$G6]*EXP([.$P6]/8.314*(1/[.$G$1]-1/[.D$1]))" office:value-type="float" office:value="0.276309505238764" calcext:value-type="float">
            <text:p>0.2763095052</text:p>
          </table:table-cell>
          <table:table-cell table:formula="of:=[.$G6]*EXP([.$P6]/8.314*(1/[.$G$1]-1/[.E$1]))" office:value-type="float" office:value="0.456356648772078" calcext:value-type="float">
            <text:p>0.4563566488</text:p>
          </table:table-cell>
          <table:table-cell table:formula="of:=[.$G6]*EXP([.$P6]/8.314*(1/[.$G$1]-1/[.F$1]))" office:value-type="float" office:value="0.740927624520046" calcext:value-type="float">
            <text:p>0.7409276245</text:p>
          </table:table-cell>
          <table:table-cell table:formula="of:=[.G5]" office:value-type="float" office:value="1.2" calcext:value-type="float">
            <text:p>1.2</text:p>
          </table:table-cell>
          <table:table-cell table:formula="of:=[.$G6]*EXP([.$P6]/8.314*(1/[.$G$1]-1/[.H$1]))" office:value-type="float" office:value="1.86157202574617" calcext:value-type="float">
            <text:p>1.8615720257</text:p>
          </table:table-cell>
          <table:table-cell table:formula="of:=[.$G6]*EXP([.$P6]/8.314*(1/[.$G$1]-1/[.I$1]))" office:value-type="float" office:value="2.88528739833621" calcext:value-type="float">
            <text:p>2.8852873983</text:p>
          </table:table-cell>
          <table:table-cell table:formula="of:=[.$G6]*EXP([.$P6]/8.314*(1/[.$G$1]-1/[.J$1]))" office:value-type="float" office:value="4.40979241936785" calcext:value-type="float">
            <text:p>4.4097924194</text:p>
          </table:table-cell>
          <table:table-cell table:formula="of:=[.$G6]*EXP([.$P6]/8.314*(1/[.$G$1]-1/[.K$1]))" office:value-type="float" office:value="6.6504931007691" calcext:value-type="float">
            <text:p>6.6504931008</text:p>
          </table:table-cell>
          <table:table-cell table:formula="of:=[.$G6]*EXP([.$P6]/8.314*(1/[.$G$1]-1/[.L$1]))" office:value-type="float" office:value="9.9029645151045" calcext:value-type="float">
            <text:p>9.9029645151</text:p>
          </table:table-cell>
          <table:table-cell table:formula="of:=[.$G6]*EXP([.$P6]/8.314*(1/[.$G$1]-1/[.M$1]))" office:value-type="float" office:value="21.1841173067301" calcext:value-type="float">
            <text:p>21.1841173067</text:p>
          </table:table-cell>
          <table:table-cell table:formula="of:=[.$G6]*EXP([.$P6]/8.314*(1/[.$G$1]-1/[.N$1]))" office:value-type="float" office:value="43.3510125261143" calcext:value-type="float">
            <text:p>43.3510125261</text:p>
          </table:table-cell>
          <table:table-cell table:formula="of:=[.$G6]*EXP([.$P6]/8.314*(1/[.$G$1]-1/[.O$1]))" office:value-type="float" office:value="441.916020579429" calcext:value-type="float">
            <text:p>441.9160205794</text:p>
          </table:table-cell>
          <table:table-cell table:formula="of:=[.P5]"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table:formula="of:=[.$G7]*EXP([.$P7]/8.314*(1/[.$G$1]-1/[.B$1]))" office:value-type="float" office:value="0.0958589606450931" calcext:value-type="float">
            <text:p>0.0958589606</text:p>
          </table:table-cell>
          <table:table-cell table:formula="of:=[.$G7]*EXP([.$P7]/8.314*(1/[.$G$1]-1/[.C$1]))" office:value-type="float" office:value="0.164304262684742" calcext:value-type="float">
            <text:p>0.1643042627</text:p>
          </table:table-cell>
          <table:table-cell table:formula="of:=[.$G7]*EXP([.$P7]/8.314*(1/[.$G$1]-1/[.D$1]))" office:value-type="float" office:value="0.276309505238764" calcext:value-type="float">
            <text:p>0.2763095052</text:p>
          </table:table-cell>
          <table:table-cell table:formula="of:=[.$G7]*EXP([.$P7]/8.314*(1/[.$G$1]-1/[.E$1]))" office:value-type="float" office:value="0.456356648772078" calcext:value-type="float">
            <text:p>0.4563566488</text:p>
          </table:table-cell>
          <table:table-cell table:formula="of:=[.$G7]*EXP([.$P7]/8.314*(1/[.$G$1]-1/[.F$1]))" office:value-type="float" office:value="0.740927624520046" calcext:value-type="float">
            <text:p>0.7409276245</text:p>
          </table:table-cell>
          <table:table-cell table:formula="of:=[.G6]" office:value-type="float" office:value="1.2" calcext:value-type="float">
            <text:p>1.2</text:p>
          </table:table-cell>
          <table:table-cell table:formula="of:=[.$G7]*EXP([.$P7]/8.314*(1/[.$G$1]-1/[.H$1]))" office:value-type="float" office:value="1.86157202574617" calcext:value-type="float">
            <text:p>1.8615720257</text:p>
          </table:table-cell>
          <table:table-cell table:formula="of:=[.$G7]*EXP([.$P7]/8.314*(1/[.$G$1]-1/[.I$1]))" office:value-type="float" office:value="2.88528739833621" calcext:value-type="float">
            <text:p>2.8852873983</text:p>
          </table:table-cell>
          <table:table-cell table:formula="of:=[.$G7]*EXP([.$P7]/8.314*(1/[.$G$1]-1/[.J$1]))" office:value-type="float" office:value="4.40979241936785" calcext:value-type="float">
            <text:p>4.4097924194</text:p>
          </table:table-cell>
          <table:table-cell table:formula="of:=[.$G7]*EXP([.$P7]/8.314*(1/[.$G$1]-1/[.K$1]))" office:value-type="float" office:value="6.6504931007691" calcext:value-type="float">
            <text:p>6.6504931008</text:p>
          </table:table-cell>
          <table:table-cell table:formula="of:=[.$G7]*EXP([.$P7]/8.314*(1/[.$G$1]-1/[.L$1]))" office:value-type="float" office:value="9.9029645151045" calcext:value-type="float">
            <text:p>9.9029645151</text:p>
          </table:table-cell>
          <table:table-cell table:formula="of:=[.$G7]*EXP([.$P7]/8.314*(1/[.$G$1]-1/[.M$1]))" office:value-type="float" office:value="21.1841173067301" calcext:value-type="float">
            <text:p>21.1841173067</text:p>
          </table:table-cell>
          <table:table-cell table:formula="of:=[.$G7]*EXP([.$P7]/8.314*(1/[.$G$1]-1/[.N$1]))" office:value-type="float" office:value="43.3510125261143" calcext:value-type="float">
            <text:p>43.3510125261</text:p>
          </table:table-cell>
          <table:table-cell table:formula="of:=[.$G7]*EXP([.$P7]/8.314*(1/[.$G$1]-1/[.O$1]))" office:value-type="float" office:value="441.916020579429" calcext:value-type="float">
            <text:p>441.9160205794</text:p>
          </table:table-cell>
          <table:table-cell table:formula="of:=[.P6]"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table:formula="of:=[.$G8]*EXP([.$P8]/8.314*(1/[.$G$1]-1/[.B$1]))" office:value-type="float" office:value="0.0958589606450931" calcext:value-type="float">
            <text:p>0.0958589606</text:p>
          </table:table-cell>
          <table:table-cell table:formula="of:=[.$G8]*EXP([.$P8]/8.314*(1/[.$G$1]-1/[.C$1]))" office:value-type="float" office:value="0.164304262684742" calcext:value-type="float">
            <text:p>0.1643042627</text:p>
          </table:table-cell>
          <table:table-cell table:formula="of:=[.$G8]*EXP([.$P8]/8.314*(1/[.$G$1]-1/[.D$1]))" office:value-type="float" office:value="0.276309505238764" calcext:value-type="float">
            <text:p>0.2763095052</text:p>
          </table:table-cell>
          <table:table-cell table:formula="of:=[.$G8]*EXP([.$P8]/8.314*(1/[.$G$1]-1/[.E$1]))" office:value-type="float" office:value="0.456356648772078" calcext:value-type="float">
            <text:p>0.4563566488</text:p>
          </table:table-cell>
          <table:table-cell table:formula="of:=[.$G8]*EXP([.$P8]/8.314*(1/[.$G$1]-1/[.F$1]))" office:value-type="float" office:value="0.740927624520046" calcext:value-type="float">
            <text:p>0.7409276245</text:p>
          </table:table-cell>
          <table:table-cell table:formula="of:=[.G7]" office:value-type="float" office:value="1.2" calcext:value-type="float">
            <text:p>1.2</text:p>
          </table:table-cell>
          <table:table-cell table:formula="of:=[.$G8]*EXP([.$P8]/8.314*(1/[.$G$1]-1/[.H$1]))" office:value-type="float" office:value="1.86157202574617" calcext:value-type="float">
            <text:p>1.8615720257</text:p>
          </table:table-cell>
          <table:table-cell table:formula="of:=[.$G8]*EXP([.$P8]/8.314*(1/[.$G$1]-1/[.I$1]))" office:value-type="float" office:value="2.88528739833621" calcext:value-type="float">
            <text:p>2.8852873983</text:p>
          </table:table-cell>
          <table:table-cell table:formula="of:=[.$G8]*EXP([.$P8]/8.314*(1/[.$G$1]-1/[.J$1]))" office:value-type="float" office:value="4.40979241936785" calcext:value-type="float">
            <text:p>4.4097924194</text:p>
          </table:table-cell>
          <table:table-cell table:formula="of:=[.$G8]*EXP([.$P8]/8.314*(1/[.$G$1]-1/[.K$1]))" office:value-type="float" office:value="6.6504931007691" calcext:value-type="float">
            <text:p>6.6504931008</text:p>
          </table:table-cell>
          <table:table-cell table:formula="of:=[.$G8]*EXP([.$P8]/8.314*(1/[.$G$1]-1/[.L$1]))" office:value-type="float" office:value="9.9029645151045" calcext:value-type="float">
            <text:p>9.9029645151</text:p>
          </table:table-cell>
          <table:table-cell table:formula="of:=[.$G8]*EXP([.$P8]/8.314*(1/[.$G$1]-1/[.M$1]))" office:value-type="float" office:value="21.1841173067301" calcext:value-type="float">
            <text:p>21.1841173067</text:p>
          </table:table-cell>
          <table:table-cell table:formula="of:=[.$G8]*EXP([.$P8]/8.314*(1/[.$G$1]-1/[.N$1]))" office:value-type="float" office:value="43.3510125261143" calcext:value-type="float">
            <text:p>43.3510125261</text:p>
          </table:table-cell>
          <table:table-cell table:formula="of:=[.$G8]*EXP([.$P8]/8.314*(1/[.$G$1]-1/[.O$1]))" office:value-type="float" office:value="441.916020579429" calcext:value-type="float">
            <text:p>441.9160205794</text:p>
          </table:table-cell>
          <table:table-cell table:formula="of:=[.P7]"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table:formula="of:=[.$G9]*EXP([.$P9]/8.314*(1/[.$G$1]-1/[.B$1]))" office:value-type="float" office:value="0.0958589606450931" calcext:value-type="float">
            <text:p>0.0958589606</text:p>
          </table:table-cell>
          <table:table-cell table:formula="of:=[.$G9]*EXP([.$P9]/8.314*(1/[.$G$1]-1/[.C$1]))" office:value-type="float" office:value="0.164304262684742" calcext:value-type="float">
            <text:p>0.1643042627</text:p>
          </table:table-cell>
          <table:table-cell table:formula="of:=[.$G9]*EXP([.$P9]/8.314*(1/[.$G$1]-1/[.D$1]))" office:value-type="float" office:value="0.276309505238764" calcext:value-type="float">
            <text:p>0.2763095052</text:p>
          </table:table-cell>
          <table:table-cell table:formula="of:=[.$G9]*EXP([.$P9]/8.314*(1/[.$G$1]-1/[.E$1]))" office:value-type="float" office:value="0.456356648772078" calcext:value-type="float">
            <text:p>0.4563566488</text:p>
          </table:table-cell>
          <table:table-cell table:formula="of:=[.$G9]*EXP([.$P9]/8.314*(1/[.$G$1]-1/[.F$1]))" office:value-type="float" office:value="0.740927624520046" calcext:value-type="float">
            <text:p>0.7409276245</text:p>
          </table:table-cell>
          <table:table-cell table:formula="of:=[.G8]" office:value-type="float" office:value="1.2" calcext:value-type="float">
            <text:p>1.2</text:p>
          </table:table-cell>
          <table:table-cell table:formula="of:=[.$G9]*EXP([.$P9]/8.314*(1/[.$G$1]-1/[.H$1]))" office:value-type="float" office:value="1.86157202574617" calcext:value-type="float">
            <text:p>1.8615720257</text:p>
          </table:table-cell>
          <table:table-cell table:formula="of:=[.$G9]*EXP([.$P9]/8.314*(1/[.$G$1]-1/[.I$1]))" office:value-type="float" office:value="2.88528739833621" calcext:value-type="float">
            <text:p>2.8852873983</text:p>
          </table:table-cell>
          <table:table-cell table:formula="of:=[.$G9]*EXP([.$P9]/8.314*(1/[.$G$1]-1/[.J$1]))" office:value-type="float" office:value="4.40979241936785" calcext:value-type="float">
            <text:p>4.4097924194</text:p>
          </table:table-cell>
          <table:table-cell table:formula="of:=[.$G9]*EXP([.$P9]/8.314*(1/[.$G$1]-1/[.K$1]))" office:value-type="float" office:value="6.6504931007691" calcext:value-type="float">
            <text:p>6.6504931008</text:p>
          </table:table-cell>
          <table:table-cell table:formula="of:=[.$G9]*EXP([.$P9]/8.314*(1/[.$G$1]-1/[.L$1]))" office:value-type="float" office:value="9.9029645151045" calcext:value-type="float">
            <text:p>9.9029645151</text:p>
          </table:table-cell>
          <table:table-cell table:formula="of:=[.$G9]*EXP([.$P9]/8.314*(1/[.$G$1]-1/[.M$1]))" office:value-type="float" office:value="21.1841173067301" calcext:value-type="float">
            <text:p>21.1841173067</text:p>
          </table:table-cell>
          <table:table-cell table:formula="of:=[.$G9]*EXP([.$P9]/8.314*(1/[.$G$1]-1/[.N$1]))" office:value-type="float" office:value="43.3510125261143" calcext:value-type="float">
            <text:p>43.3510125261</text:p>
          </table:table-cell>
          <table:table-cell table:formula="of:=[.$G9]*EXP([.$P9]/8.314*(1/[.$G$1]-1/[.O$1]))" office:value-type="float" office:value="441.916020579429" calcext:value-type="float">
            <text:p>441.9160205794</text:p>
          </table:table-cell>
          <table:table-cell table:formula="of:=[.P8]"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table:formula="of:=[.$G10]*EXP([.$P10]/8.314*(1/[.$G$1]-1/[.B$1]))" office:value-type="float" office:value="0.0958589606450931" calcext:value-type="float">
            <text:p>0.0958589606</text:p>
          </table:table-cell>
          <table:table-cell table:formula="of:=[.$G10]*EXP([.$P10]/8.314*(1/[.$G$1]-1/[.C$1]))" office:value-type="float" office:value="0.164304262684742" calcext:value-type="float">
            <text:p>0.1643042627</text:p>
          </table:table-cell>
          <table:table-cell table:formula="of:=[.$G10]*EXP([.$P10]/8.314*(1/[.$G$1]-1/[.D$1]))" office:value-type="float" office:value="0.276309505238764" calcext:value-type="float">
            <text:p>0.2763095052</text:p>
          </table:table-cell>
          <table:table-cell table:formula="of:=[.$G10]*EXP([.$P10]/8.314*(1/[.$G$1]-1/[.E$1]))" office:value-type="float" office:value="0.456356648772078" calcext:value-type="float">
            <text:p>0.4563566488</text:p>
          </table:table-cell>
          <table:table-cell table:formula="of:=[.$G10]*EXP([.$P10]/8.314*(1/[.$G$1]-1/[.F$1]))" office:value-type="float" office:value="0.740927624520046" calcext:value-type="float">
            <text:p>0.7409276245</text:p>
          </table:table-cell>
          <table:table-cell table:formula="of:=[.G9]" office:value-type="float" office:value="1.2" calcext:value-type="float">
            <text:p>1.2</text:p>
          </table:table-cell>
          <table:table-cell table:formula="of:=[.$G10]*EXP([.$P10]/8.314*(1/[.$G$1]-1/[.H$1]))" office:value-type="float" office:value="1.86157202574617" calcext:value-type="float">
            <text:p>1.8615720257</text:p>
          </table:table-cell>
          <table:table-cell table:formula="of:=[.$G10]*EXP([.$P10]/8.314*(1/[.$G$1]-1/[.I$1]))" office:value-type="float" office:value="2.88528739833621" calcext:value-type="float">
            <text:p>2.8852873983</text:p>
          </table:table-cell>
          <table:table-cell table:formula="of:=[.$G10]*EXP([.$P10]/8.314*(1/[.$G$1]-1/[.J$1]))" office:value-type="float" office:value="4.40979241936785" calcext:value-type="float">
            <text:p>4.4097924194</text:p>
          </table:table-cell>
          <table:table-cell table:formula="of:=[.$G10]*EXP([.$P10]/8.314*(1/[.$G$1]-1/[.K$1]))" office:value-type="float" office:value="6.6504931007691" calcext:value-type="float">
            <text:p>6.6504931008</text:p>
          </table:table-cell>
          <table:table-cell table:formula="of:=[.$G10]*EXP([.$P10]/8.314*(1/[.$G$1]-1/[.L$1]))" office:value-type="float" office:value="9.9029645151045" calcext:value-type="float">
            <text:p>9.9029645151</text:p>
          </table:table-cell>
          <table:table-cell table:formula="of:=[.$G10]*EXP([.$P10]/8.314*(1/[.$G$1]-1/[.M$1]))" office:value-type="float" office:value="21.1841173067301" calcext:value-type="float">
            <text:p>21.1841173067</text:p>
          </table:table-cell>
          <table:table-cell table:formula="of:=[.$G10]*EXP([.$P10]/8.314*(1/[.$G$1]-1/[.N$1]))" office:value-type="float" office:value="43.3510125261143" calcext:value-type="float">
            <text:p>43.3510125261</text:p>
          </table:table-cell>
          <table:table-cell table:formula="of:=[.$G10]*EXP([.$P10]/8.314*(1/[.$G$1]-1/[.O$1]))" office:value-type="float" office:value="441.916020579429" calcext:value-type="float">
            <text:p>441.9160205794</text:p>
          </table:table-cell>
          <table:table-cell table:formula="of:=[.P9]"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formula="of:=[.$G11]*EXP([.$P11]/8.314*(1/[.$G$1]-1/[.B$1]))" office:value-type="float" office:value="0.0958589606450931" calcext:value-type="float">
            <text:p>0.0958589606</text:p>
          </table:table-cell>
          <table:table-cell table:formula="of:=[.$G11]*EXP([.$P11]/8.314*(1/[.$G$1]-1/[.C$1]))" office:value-type="float" office:value="0.164304262684742" calcext:value-type="float">
            <text:p>0.1643042627</text:p>
          </table:table-cell>
          <table:table-cell table:formula="of:=[.$G11]*EXP([.$P11]/8.314*(1/[.$G$1]-1/[.D$1]))" office:value-type="float" office:value="0.276309505238764" calcext:value-type="float">
            <text:p>0.2763095052</text:p>
          </table:table-cell>
          <table:table-cell table:formula="of:=[.$G11]*EXP([.$P11]/8.314*(1/[.$G$1]-1/[.E$1]))" office:value-type="float" office:value="0.456356648772078" calcext:value-type="float">
            <text:p>0.4563566488</text:p>
          </table:table-cell>
          <table:table-cell table:formula="of:=[.$G11]*EXP([.$P11]/8.314*(1/[.$G$1]-1/[.F$1]))" office:value-type="float" office:value="0.740927624520046" calcext:value-type="float">
            <text:p>0.7409276245</text:p>
          </table:table-cell>
          <table:table-cell table:formula="of:=[.G10]" office:value-type="float" office:value="1.2" calcext:value-type="float">
            <text:p>1.2</text:p>
          </table:table-cell>
          <table:table-cell table:formula="of:=[.$G11]*EXP([.$P11]/8.314*(1/[.$G$1]-1/[.H$1]))" office:value-type="float" office:value="1.86157202574617" calcext:value-type="float">
            <text:p>1.8615720257</text:p>
          </table:table-cell>
          <table:table-cell table:formula="of:=[.$G11]*EXP([.$P11]/8.314*(1/[.$G$1]-1/[.I$1]))" office:value-type="float" office:value="2.88528739833621" calcext:value-type="float">
            <text:p>2.8852873983</text:p>
          </table:table-cell>
          <table:table-cell table:formula="of:=[.$G11]*EXP([.$P11]/8.314*(1/[.$G$1]-1/[.J$1]))" office:value-type="float" office:value="4.40979241936785" calcext:value-type="float">
            <text:p>4.4097924194</text:p>
          </table:table-cell>
          <table:table-cell table:formula="of:=[.$G11]*EXP([.$P11]/8.314*(1/[.$G$1]-1/[.K$1]))" office:value-type="float" office:value="6.6504931007691" calcext:value-type="float">
            <text:p>6.6504931008</text:p>
          </table:table-cell>
          <table:table-cell table:formula="of:=[.$G11]*EXP([.$P11]/8.314*(1/[.$G$1]-1/[.L$1]))" office:value-type="float" office:value="9.9029645151045" calcext:value-type="float">
            <text:p>9.9029645151</text:p>
          </table:table-cell>
          <table:table-cell table:formula="of:=[.$G11]*EXP([.$P11]/8.314*(1/[.$G$1]-1/[.M$1]))" office:value-type="float" office:value="21.1841173067301" calcext:value-type="float">
            <text:p>21.1841173067</text:p>
          </table:table-cell>
          <table:table-cell table:formula="of:=[.$G11]*EXP([.$P11]/8.314*(1/[.$G$1]-1/[.N$1]))" office:value-type="float" office:value="43.3510125261143" calcext:value-type="float">
            <text:p>43.3510125261</text:p>
          </table:table-cell>
          <table:table-cell table:formula="of:=[.$G11]*EXP([.$P11]/8.314*(1/[.$G$1]-1/[.O$1]))" office:value-type="float" office:value="441.916020579429" calcext:value-type="float">
            <text:p>441.9160205794</text:p>
          </table:table-cell>
          <table:table-cell table:formula="of:=[.P10]"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G12]*EXP([.$P12]/8.314*(1/[.$G$1]-1/[.B$1]))" office:value-type="float" office:value="0.0958589606450931" calcext:value-type="float">
            <text:p>0.0958589606</text:p>
          </table:table-cell>
          <table:table-cell table:formula="of:=[.$G12]*EXP([.$P12]/8.314*(1/[.$G$1]-1/[.C$1]))" office:value-type="float" office:value="0.164304262684742" calcext:value-type="float">
            <text:p>0.1643042627</text:p>
          </table:table-cell>
          <table:table-cell table:formula="of:=[.$G12]*EXP([.$P12]/8.314*(1/[.$G$1]-1/[.D$1]))" office:value-type="float" office:value="0.276309505238764" calcext:value-type="float">
            <text:p>0.2763095052</text:p>
          </table:table-cell>
          <table:table-cell table:formula="of:=[.$G12]*EXP([.$P12]/8.314*(1/[.$G$1]-1/[.E$1]))" office:value-type="float" office:value="0.456356648772078" calcext:value-type="float">
            <text:p>0.4563566488</text:p>
          </table:table-cell>
          <table:table-cell table:formula="of:=[.$G12]*EXP([.$P12]/8.314*(1/[.$G$1]-1/[.F$1]))" office:value-type="float" office:value="0.740927624520046" calcext:value-type="float">
            <text:p>0.7409276245</text:p>
          </table:table-cell>
          <table:table-cell table:formula="of:=[.G11]" office:value-type="float" office:value="1.2" calcext:value-type="float">
            <text:p>1.2</text:p>
          </table:table-cell>
          <table:table-cell table:formula="of:=[.$G12]*EXP([.$P12]/8.314*(1/[.$G$1]-1/[.H$1]))" office:value-type="float" office:value="1.86157202574617" calcext:value-type="float">
            <text:p>1.8615720257</text:p>
          </table:table-cell>
          <table:table-cell table:formula="of:=[.$G12]*EXP([.$P12]/8.314*(1/[.$G$1]-1/[.I$1]))" office:value-type="float" office:value="2.88528739833621" calcext:value-type="float">
            <text:p>2.8852873983</text:p>
          </table:table-cell>
          <table:table-cell table:formula="of:=[.$G12]*EXP([.$P12]/8.314*(1/[.$G$1]-1/[.J$1]))" office:value-type="float" office:value="4.40979241936785" calcext:value-type="float">
            <text:p>4.4097924194</text:p>
          </table:table-cell>
          <table:table-cell table:formula="of:=[.$G12]*EXP([.$P12]/8.314*(1/[.$G$1]-1/[.K$1]))" office:value-type="float" office:value="6.6504931007691" calcext:value-type="float">
            <text:p>6.6504931008</text:p>
          </table:table-cell>
          <table:table-cell table:formula="of:=[.$G12]*EXP([.$P12]/8.314*(1/[.$G$1]-1/[.L$1]))" office:value-type="float" office:value="9.9029645151045" calcext:value-type="float">
            <text:p>9.9029645151</text:p>
          </table:table-cell>
          <table:table-cell table:formula="of:=[.$G12]*EXP([.$P12]/8.314*(1/[.$G$1]-1/[.M$1]))" office:value-type="float" office:value="21.1841173067301" calcext:value-type="float">
            <text:p>21.1841173067</text:p>
          </table:table-cell>
          <table:table-cell table:formula="of:=[.$G12]*EXP([.$P12]/8.314*(1/[.$G$1]-1/[.N$1]))" office:value-type="float" office:value="43.3510125261143" calcext:value-type="float">
            <text:p>43.3510125261</text:p>
          </table:table-cell>
          <table:table-cell table:formula="of:=[.$G12]*EXP([.$P12]/8.314*(1/[.$G$1]-1/[.O$1]))" office:value-type="float" office:value="441.916020579429" calcext:value-type="float">
            <text:p>441.9160205794</text:p>
          </table:table-cell>
          <table:table-cell table:formula="of:=[.P11]" office:value-type="float" office:value="68000" calcext:value-type="float">
            <text:p>68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2016- 07- 3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5078369015525" calcext:value-type="float">
            <text:p>0.375078369</text:p>
          </table:table-cell>
          <table:table-cell/>
          <table:table-cell office:value-type="float" office:value="1.03181410791124" calcext:value-type="float">
            <text:p>1.0318141079</text:p>
          </table:table-cell>
          <table:table-cell/>
          <table:table-cell office:value-type="float" office:value="2.64900213098024" calcext:value-type="float">
            <text:p>2.649002131</text:p>
          </table:table-cell>
          <table:table-cell office:value-type="float" office:value="4.2" calcext:value-type="float">
            <text:p>4.2</text:p>
          </table:table-cell>
          <table:table-cell office:value-type="float" office:value="6.39049817263177" calcext:value-type="float">
            <text:p>6.3904981726</text:p>
          </table:table-cell>
          <table:table-cell/>
          <table:table-cell office:value-type="float" office:value="14.5730101982943" calcext:value-type="float">
            <text:p>14.5730101983</text:p>
          </table:table-cell>
          <table:table-cell/>
          <table:table-cell office:value-type="float" office:value="31.5788084423756" calcext:value-type="float">
            <text:p>31.5788084424</text:p>
          </table:table-cell>
          <table:table-cell office:value-type="float" office:value="65.32377130016" calcext:value-type="float">
            <text:p>65.3237713002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75703499630551" calcext:value-type="float">
            <text:p>0.3757034996</text:p>
          </table:table-cell>
          <table:table-cell/>
          <table:table-cell office:value-type="float" office:value="1.03353379809109" calcext:value-type="float">
            <text:p>1.0335337981</text:p>
          </table:table-cell>
          <table:table-cell/>
          <table:table-cell office:value-type="float" office:value="2.65341713453188" calcext:value-type="float">
            <text:p>2.6534171345</text:p>
          </table:table-cell>
          <table:table-cell office:value-type="float" office:value="4.207" calcext:value-type="float">
            <text:p>4.207</text:p>
          </table:table-cell>
          <table:table-cell office:value-type="float" office:value="6.40114900291949" calcext:value-type="float">
            <text:p>6.4011490029</text:p>
          </table:table-cell>
          <table:table-cell/>
          <table:table-cell office:value-type="float" office:value="14.5972985486247" calcext:value-type="float">
            <text:p>14.5972985486</text:p>
          </table:table-cell>
          <table:table-cell/>
          <table:table-cell office:value-type="float" office:value="31.6314397897795" calcext:value-type="float">
            <text:p>31.6314397898</text:p>
          </table:table-cell>
          <table:table-cell office:value-type="float" office:value="65.432644252327" calcext:value-type="float">
            <text:p>65.4326442523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76328630245577" calcext:value-type="float">
            <text:p>0.3763286302</text:p>
          </table:table-cell>
          <table:table-cell/>
          <table:table-cell office:value-type="float" office:value="1.03525348827094" calcext:value-type="float">
            <text:p>1.0352534883</text:p>
          </table:table-cell>
          <table:table-cell/>
          <table:table-cell office:value-type="float" office:value="2.65783213808351" calcext:value-type="float">
            <text:p>2.6578321381</text:p>
          </table:table-cell>
          <table:table-cell office:value-type="float" office:value="4.214" calcext:value-type="float">
            <text:p>4.214</text:p>
          </table:table-cell>
          <table:table-cell office:value-type="float" office:value="6.41179983320721" calcext:value-type="float">
            <text:p>6.4117998332</text:p>
          </table:table-cell>
          <table:table-cell/>
          <table:table-cell office:value-type="float" office:value="14.6215868989552" calcext:value-type="float">
            <text:p>14.621586899</text:p>
          </table:table-cell>
          <table:table-cell/>
          <table:table-cell office:value-type="float" office:value="31.6840711371835" calcext:value-type="float">
            <text:p>31.6840711372</text:p>
          </table:table-cell>
          <table:table-cell office:value-type="float" office:value="65.5415172044939" calcext:value-type="float">
            <text:p>65.5415172045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384008806373037" calcext:value-type="float">
            <text:p>0.3840088064</text:p>
          </table:table-cell>
          <table:table-cell/>
          <table:table-cell office:value-type="float" office:value="1.05638111048056" calcext:value-type="float">
            <text:p>1.0563811105</text:p>
          </table:table-cell>
          <table:table-cell/>
          <table:table-cell office:value-type="float" office:value="2.7120736102893" calcext:value-type="float">
            <text:p>2.7120736103</text:p>
          </table:table-cell>
          <table:table-cell office:value-type="float" office:value="4.3" calcext:value-type="float">
            <text:p>4.3</text:p>
          </table:table-cell>
          <table:table-cell office:value-type="float" office:value="6.54265289102776" calcext:value-type="float">
            <text:p>6.542652891</text:p>
          </table:table-cell>
          <table:table-cell/>
          <table:table-cell office:value-type="float" office:value="14.919986631587" calcext:value-type="float">
            <text:p>14.9199866316</text:p>
          </table:table-cell>
          <table:table-cell/>
          <table:table-cell office:value-type="float" office:value="32.3306848338607" calcext:value-type="float">
            <text:p>32.3306848339</text:p>
          </table:table-cell>
          <table:table-cell office:value-type="float" office:value="66.8790991882591" calcext:value-type="float">
            <text:p>66.8790991883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2906" calcext:value-type="float">
            <text:p>0.2906</text:p>
          </table:table-cell>
          <table:table-cell office:value-type="float" office:value="0.4286609931606" calcext:value-type="float">
            <text:p>0.4286609932</text:p>
          </table:table-cell>
          <table:table-cell/>
          <table:table-cell office:value-type="float" office:value="1.17921612332713" calcext:value-type="float">
            <text:p>1.1792161233</text:p>
          </table:table-cell>
          <table:table-cell/>
          <table:table-cell office:value-type="float" office:value="3.02743100683457" calcext:value-type="float">
            <text:p>3.0274310068</text:p>
          </table:table-cell>
          <table:table-cell office:value-type="float" office:value="4.8" calcext:value-type="float">
            <text:p>4.8</text:p>
          </table:table-cell>
          <table:table-cell office:value-type="float" office:value="7.30342648300774" calcext:value-type="float">
            <text:p>7.303426483</text:p>
          </table:table-cell>
          <table:table-cell/>
          <table:table-cell office:value-type="float" office:value="16.6548687980506" calcext:value-type="float">
            <text:p>16.6548687981</text:p>
          </table:table-cell>
          <table:table-cell/>
          <table:table-cell office:value-type="float" office:value="36.0900667912863" calcext:value-type="float">
            <text:p>36.0900667913</text:p>
          </table:table-cell>
          <table:table-cell office:value-type="float" office:value="74.6557386287543" calcext:value-type="float">
            <text:p>74.6557386288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2219" calcext:value-type="float">
            <text:p>0.2219</text:p>
          </table:table-cell>
          <table:table-cell office:value-type="float" office:value="0.459917523911894" calcext:value-type="float">
            <text:p>0.4599175239</text:p>
          </table:table-cell>
          <table:table-cell/>
          <table:table-cell office:value-type="float" office:value="1.26520063231974" calcext:value-type="float">
            <text:p>1.2652006323</text:p>
          </table:table-cell>
          <table:table-cell/>
          <table:table-cell office:value-type="float" office:value="3.24818118441625" calcext:value-type="float">
            <text:p>3.2481811844</text:p>
          </table:table-cell>
          <table:table-cell office:value-type="float" office:value="5.15" calcext:value-type="float">
            <text:p>5.15</text:p>
          </table:table-cell>
          <table:table-cell office:value-type="float" office:value="7.83596799739372" calcext:value-type="float">
            <text:p>7.8359679974</text:p>
          </table:table-cell>
          <table:table-cell/>
          <table:table-cell office:value-type="float" office:value="17.8692863145751" calcext:value-type="float">
            <text:p>17.8692863146</text:p>
          </table:table-cell>
          <table:table-cell/>
          <table:table-cell office:value-type="float" office:value="38.7216341614843" calcext:value-type="float">
            <text:p>38.7216341615</text:p>
          </table:table-cell>
          <table:table-cell office:value-type="float" office:value="80.099386237101" calcext:value-type="float">
            <text:p>80.0993862371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1894" calcext:value-type="float">
            <text:p>0.1894</text:p>
          </table:table-cell>
          <table:table-cell office:value-type="float" office:value="0.482243617305675" calcext:value-type="float">
            <text:p>0.4822436173</text:p>
          </table:table-cell>
          <table:table-cell/>
          <table:table-cell office:value-type="float" office:value="1.32661813874302" calcext:value-type="float">
            <text:p>1.3266181387</text:p>
          </table:table-cell>
          <table:table-cell/>
          <table:table-cell office:value-type="float" office:value="3.40585988268889" calcext:value-type="float">
            <text:p>3.4058598827</text:p>
          </table:table-cell>
          <table:table-cell office:value-type="float" office:value="5.4" calcext:value-type="float">
            <text:p>5.4</text:p>
          </table:table-cell>
          <table:table-cell office:value-type="float" office:value="8.2163547933837" calcext:value-type="float">
            <text:p>8.2163547934</text:p>
          </table:table-cell>
          <table:table-cell/>
          <table:table-cell office:value-type="float" office:value="18.7367273978069" calcext:value-type="float">
            <text:p>18.7367273978</text:p>
          </table:table-cell>
          <table:table-cell/>
          <table:table-cell office:value-type="float" office:value="40.6013251401972" calcext:value-type="float">
            <text:p>40.6013251402</text:p>
          </table:table-cell>
          <table:table-cell office:value-type="float" office:value="83.9877059573486" calcext:value-type="float">
            <text:p>83.9877059573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1397" calcext:value-type="float">
            <text:p>0.1397</text:p>
          </table:table-cell>
          <table:table-cell office:value-type="float" office:value="0.544756678808262" calcext:value-type="float">
            <text:p>0.5447566788</text:p>
          </table:table-cell>
          <table:table-cell/>
          <table:table-cell office:value-type="float" office:value="1.49858715672823" calcext:value-type="float">
            <text:p>1.4985871567</text:p>
          </table:table-cell>
          <table:table-cell/>
          <table:table-cell office:value-type="float" office:value="3.84736023785226" calcext:value-type="float">
            <text:p>3.8473602379</text:p>
          </table:table-cell>
          <table:table-cell office:value-type="float" office:value="6.1" calcext:value-type="float">
            <text:p>6.1</text:p>
          </table:table-cell>
          <table:table-cell office:value-type="float" office:value="9.28143782215567" calcext:value-type="float">
            <text:p>9.2814378222</text:p>
          </table:table-cell>
          <table:table-cell/>
          <table:table-cell office:value-type="float" office:value="21.1655624308559" calcext:value-type="float">
            <text:p>21.1655624309</text:p>
          </table:table-cell>
          <table:table-cell/>
          <table:table-cell office:value-type="float" office:value="45.8644598805931" calcext:value-type="float">
            <text:p>45.8644598806</text:p>
          </table:table-cell>
          <table:table-cell office:value-type="float" office:value="94.8750011740419" calcext:value-type="float">
            <text:p>94.875001174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0603" calcext:value-type="float">
            <text:p>0.0603</text:p>
          </table:table-cell>
          <table:table-cell office:value-type="float" office:value="0.706397594979238" calcext:value-type="float">
            <text:p>0.706397595</text:p>
          </table:table-cell>
          <table:table-cell/>
          <table:table-cell office:value-type="float" office:value="1.94324990323284" calcext:value-type="float">
            <text:p>1.9432499032</text:p>
          </table:table-cell>
          <table:table-cell/>
          <table:table-cell office:value-type="float" office:value="4.98895401334613" calcext:value-type="float">
            <text:p>4.9889540133</text:p>
          </table:table-cell>
          <table:table-cell office:value-type="float" office:value="7.91" calcext:value-type="float">
            <text:p>7.91</text:p>
          </table:table-cell>
          <table:table-cell office:value-type="float" office:value="12.0354382251232" calcext:value-type="float">
            <text:p>12.0354382251</text:p>
          </table:table-cell>
          <table:table-cell/>
          <table:table-cell office:value-type="float" office:value="27.4458358734542" calcext:value-type="float">
            <text:p>27.4458358735</text:p>
          </table:table-cell>
          <table:table-cell/>
          <table:table-cell office:value-type="float" office:value="59.473422566474" calcext:value-type="float">
            <text:p>59.4734225665</text:p>
          </table:table-cell>
          <table:table-cell office:value-type="float" office:value="123.026435948635" calcext:value-type="float">
            <text:p>123.0264359486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3043735751249" calcext:value-type="float">
            <text:p>0.8930437358</text:p>
          </table:table-cell>
          <table:table-cell/>
          <table:table-cell office:value-type="float" office:value="2.45670025693152" calcext:value-type="float">
            <text:p>2.4567002569</text:p>
          </table:table-cell>
          <table:table-cell/>
          <table:table-cell office:value-type="float" office:value="6.30714793090534" calcext:value-type="float">
            <text:p>6.3071479309</text:p>
          </table:table-cell>
          <table:table-cell office:value-type="float" office:value="10" calcext:value-type="float">
            <text:p>10</text:p>
          </table:table-cell>
          <table:table-cell office:value-type="float" office:value="15.2154718395995" calcext:value-type="float">
            <text:p>15.2154718396</text:p>
          </table:table-cell>
          <table:table-cell/>
          <table:table-cell office:value-type="float" office:value="34.697643329272" calcext:value-type="float">
            <text:p>34.6976433293</text:p>
          </table:table-cell>
          <table:table-cell/>
          <table:table-cell office:value-type="float" office:value="75.1876391485132" calcext:value-type="float">
            <text:p>75.1876391485</text:p>
          </table:table-cell>
          <table:table-cell office:value-type="float" office:value="155.532788809905" calcext:value-type="float">
            <text:p>155.5327888099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7:30:26.191073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cycles>31</meta:editing-cycles>
    <meta:editing-duration>PT12M21S</meta:editing-duration>
    <dc:date>2017-06-06T17:33:05.445949606</dc:date>
    <meta:document-statistic meta:table-count="1" meta:cell-count="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scatter" chart:style-name="ch1">
        <chart:legend chart:legend-position="end" svg:x="13.119cm" svg:y="2.461cm" style:legend-expansion="high" chart:style-name="ch2"/>
        <chart:plot-area chart:style-name="ch3" table:cell-range-address="Sheet1.A2:Sheet1.B11 Sheet1.D2:Sheet1.D11 Sheet1.F2:Sheet1.H11 Sheet1.J2:Sheet1.J11 Sheet1.L2:Sheet1.M11" svg:x="0.32cm" svg:y="0.18cm" svg:width="12.479cm" svg:height="8.646cm">
          <chartooo:coordinate-region svg:x="0.941cm" svg:y="0.379cm" svg:width="11.61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class="chart:scatter">
            <chart:domain table:cell-range-address="Sheet1.A2:Sheet1.A11"/>
            <chart:data-point chart:repeated="10"/>
          </chart:series>
          <chart:series chart:style-name="ch7" chart:values-cell-range-address="Sheet1.D2:Sheet1.D11" chart:class="chart:scatter">
            <chart:data-point chart:repeated="10"/>
          </chart:series>
          <chart:series chart:style-name="ch8" chart:values-cell-range-address="Sheet1.F2:Sheet1.F11" chart:class="chart:scatter">
            <chart:data-point chart:repeated="10"/>
          </chart:series>
          <chart:series chart:style-name="ch9" chart:values-cell-range-address="Sheet1.G2:Sheet1.G11" chart:class="chart:scatter">
            <chart:data-point chart:repeated="10"/>
          </chart:series>
          <chart:series chart:style-name="ch10" chart:values-cell-range-address="Sheet1.H2:Sheet1.H11" chart:class="chart:scatter">
            <chart:data-point chart:repeated="10"/>
          </chart:series>
          <chart:series chart:style-name="ch11" chart:values-cell-range-address="Sheet1.J2:Sheet1.J11" chart:class="chart:scatter">
            <chart:data-point chart:repeated="10"/>
          </chart:series>
          <chart:series chart:style-name="ch12" chart:values-cell-range-address="Sheet1.L2:Sheet1.L11" chart:class="chart:scatter">
            <chart:data-point chart:repeated="10"/>
          </chart:series>
          <chart:series chart:style-name="ch13" chart:values-cell-range-address="Sheet1.M2:Sheet1.M1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0958589606450931">
                <text:p>0.0958589606450931</text:p>
                <draw:g>
                  <svg:desc>Sheet1.B2:Sheet1.B11</svg:desc>
                </draw:g>
              </table:table-cell>
              <table:table-cell office:value-type="float" office:value="0.276309505238764">
                <text:p>0.276309505238764</text:p>
                <draw:g>
                  <svg:desc>Sheet1.D2:Sheet1.D11</svg:desc>
                </draw:g>
              </table:table-cell>
              <table:table-cell office:value-type="float" office:value="0.740927624520046">
                <text:p>0.740927624520046</text:p>
                <draw:g>
                  <svg:desc>Sheet1.F2:Sheet1.F11</svg:desc>
                </draw:g>
              </table:table-cell>
              <table:table-cell office:value-type="float" office:value="1.2">
                <text:p>1.2</text:p>
                <draw:g>
                  <svg:desc>Sheet1.G2:Sheet1.G11</svg:desc>
                </draw:g>
              </table:table-cell>
              <table:table-cell office:value-type="float" office:value="1.86157202574617">
                <text:p>1.86157202574617</text:p>
                <draw:g>
                  <svg:desc>Sheet1.H2:Sheet1.H11</svg:desc>
                </draw:g>
              </table:table-cell>
              <table:table-cell office:value-type="float" office:value="4.40979241936785">
                <text:p>4.40979241936785</text:p>
                <draw:g>
                  <svg:desc>Sheet1.J2:Sheet1.J11</svg:desc>
                </draw:g>
              </table:table-cell>
              <table:table-cell office:value-type="float" office:value="9.9029645151045">
                <text:p>9.9029645151045</text:p>
                <draw:g>
                  <svg:desc>Sheet1.L2:Sheet1.L11</svg:desc>
                </draw:g>
              </table:table-cell>
              <table:table-cell office:value-type="float" office:value="21.1841173067301">
                <text:p>21.1841173067301</text:p>
                <draw:g>
                  <svg:desc>Sheet1.M2:Sheet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0958589606450931">
                <text:p>0.0958589606450931</text:p>
              </table:table-cell>
              <table:table-cell office:value-type="float" office:value="0.276309505238764">
                <text:p>0.276309505238764</text:p>
              </table:table-cell>
              <table:table-cell office:value-type="float" office:value="0.740927624520046">
                <text:p>0.740927624520046</text:p>
              </table:table-cell>
              <table:table-cell office:value-type="float" office:value="1.2">
                <text:p>1.2</text:p>
              </table:table-cell>
              <table:table-cell office:value-type="float" office:value="1.86157202574617">
                <text:p>1.86157202574617</text:p>
              </table:table-cell>
              <table:table-cell office:value-type="float" office:value="4.40979241936785">
                <text:p>4.40979241936785</text:p>
              </table:table-cell>
              <table:table-cell office:value-type="float" office:value="9.9029645151045">
                <text:p>9.9029645151045</text:p>
              </table:table-cell>
              <table:table-cell office:value-type="float" office:value="21.1841173067301">
                <text:p>21.1841173067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3">
                <text:p>0.753</text:p>
              </table:table-cell>
              <table:table-cell office:value-type="float" office:value="0.0958589606450931">
                <text:p>0.0958589606450931</text:p>
              </table:table-cell>
              <table:table-cell office:value-type="float" office:value="0.276309505238764">
                <text:p>0.276309505238764</text:p>
              </table:table-cell>
              <table:table-cell office:value-type="float" office:value="0.740927624520046">
                <text:p>0.740927624520046</text:p>
              </table:table-cell>
              <table:table-cell office:value-type="float" office:value="1.2">
                <text:p>1.2</text:p>
              </table:table-cell>
              <table:table-cell office:value-type="float" office:value="1.86157202574617">
                <text:p>1.86157202574617</text:p>
              </table:table-cell>
              <table:table-cell office:value-type="float" office:value="4.40979241936785">
                <text:p>4.40979241936785</text:p>
              </table:table-cell>
              <table:table-cell office:value-type="float" office:value="9.9029645151045">
                <text:p>9.9029645151045</text:p>
              </table:table-cell>
              <table:table-cell office:value-type="float" office:value="21.1841173067301">
                <text:p>21.1841173067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0958589606450931">
                <text:p>0.0958589606450931</text:p>
              </table:table-cell>
              <table:table-cell office:value-type="float" office:value="0.276309505238764">
                <text:p>0.276309505238764</text:p>
              </table:table-cell>
              <table:table-cell office:value-type="float" office:value="0.740927624520046">
                <text:p>0.740927624520046</text:p>
              </table:table-cell>
              <table:table-cell office:value-type="float" office:value="1.2">
                <text:p>1.2</text:p>
              </table:table-cell>
              <table:table-cell office:value-type="float" office:value="1.86157202574617">
                <text:p>1.86157202574617</text:p>
              </table:table-cell>
              <table:table-cell office:value-type="float" office:value="4.40979241936785">
                <text:p>4.40979241936785</text:p>
              </table:table-cell>
              <table:table-cell office:value-type="float" office:value="9.9029645151045">
                <text:p>9.9029645151045</text:p>
              </table:table-cell>
              <table:table-cell office:value-type="float" office:value="21.1841173067301">
                <text:p>21.1841173067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2">
                <text:p>0.532</text:p>
              </table:table-cell>
              <table:table-cell office:value-type="float" office:value="0.0958589606450931">
                <text:p>0.0958589606450931</text:p>
              </table:table-cell>
              <table:table-cell office:value-type="float" office:value="0.276309505238764">
                <text:p>0.276309505238764</text:p>
              </table:table-cell>
              <table:table-cell office:value-type="float" office:value="0.740927624520046">
                <text:p>0.740927624520046</text:p>
              </table:table-cell>
              <table:table-cell office:value-type="float" office:value="1.2">
                <text:p>1.2</text:p>
              </table:table-cell>
              <table:table-cell office:value-type="float" office:value="1.86157202574617">
                <text:p>1.86157202574617</text:p>
              </table:table-cell>
              <table:table-cell office:value-type="float" office:value="4.40979241936785">
                <text:p>4.40979241936785</text:p>
              </table:table-cell>
              <table:table-cell office:value-type="float" office:value="9.9029645151045">
                <text:p>9.9029645151045</text:p>
              </table:table-cell>
              <table:table-cell office:value-type="float" office:value="21.1841173067301">
                <text:p>21.1841173067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">
                <text:p>0.422</text:p>
              </table:table-cell>
              <table:table-cell office:value-type="float" office:value="0.0958589606450931">
                <text:p>0.0958589606450931</text:p>
              </table:table-cell>
              <table:table-cell office:value-type="float" office:value="0.276309505238764">
                <text:p>0.276309505238764</text:p>
              </table:table-cell>
              <table:table-cell office:value-type="float" office:value="0.740927624520046">
                <text:p>0.740927624520046</text:p>
              </table:table-cell>
              <table:table-cell office:value-type="float" office:value="1.2">
                <text:p>1.2</text:p>
              </table:table-cell>
              <table:table-cell office:value-type="float" office:value="1.86157202574617">
                <text:p>1.86157202574617</text:p>
              </table:table-cell>
              <table:table-cell office:value-type="float" office:value="4.40979241936785">
                <text:p>4.40979241936785</text:p>
              </table:table-cell>
              <table:table-cell office:value-type="float" office:value="9.9029645151045">
                <text:p>9.9029645151045</text:p>
              </table:table-cell>
              <table:table-cell office:value-type="float" office:value="21.1841173067301">
                <text:p>21.1841173067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7">
                <text:p>0.317</text:p>
              </table:table-cell>
              <table:table-cell office:value-type="float" office:value="0.0958589606450931">
                <text:p>0.0958589606450931</text:p>
              </table:table-cell>
              <table:table-cell office:value-type="float" office:value="0.276309505238764">
                <text:p>0.276309505238764</text:p>
              </table:table-cell>
              <table:table-cell office:value-type="float" office:value="0.740927624520046">
                <text:p>0.740927624520046</text:p>
              </table:table-cell>
              <table:table-cell office:value-type="float" office:value="1.2">
                <text:p>1.2</text:p>
              </table:table-cell>
              <table:table-cell office:value-type="float" office:value="1.86157202574617">
                <text:p>1.86157202574617</text:p>
              </table:table-cell>
              <table:table-cell office:value-type="float" office:value="4.40979241936785">
                <text:p>4.40979241936785</text:p>
              </table:table-cell>
              <table:table-cell office:value-type="float" office:value="9.9029645151045">
                <text:p>9.9029645151045</text:p>
              </table:table-cell>
              <table:table-cell office:value-type="float" office:value="21.1841173067301">
                <text:p>21.1841173067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7">
                <text:p>0.207</text:p>
              </table:table-cell>
              <table:table-cell office:value-type="float" office:value="0.0958589606450931">
                <text:p>0.0958589606450931</text:p>
              </table:table-cell>
              <table:table-cell office:value-type="float" office:value="0.276309505238764">
                <text:p>0.276309505238764</text:p>
              </table:table-cell>
              <table:table-cell office:value-type="float" office:value="0.740927624520046">
                <text:p>0.740927624520046</text:p>
              </table:table-cell>
              <table:table-cell office:value-type="float" office:value="1.2">
                <text:p>1.2</text:p>
              </table:table-cell>
              <table:table-cell office:value-type="float" office:value="1.86157202574617">
                <text:p>1.86157202574617</text:p>
              </table:table-cell>
              <table:table-cell office:value-type="float" office:value="4.40979241936785">
                <text:p>4.40979241936785</text:p>
              </table:table-cell>
              <table:table-cell office:value-type="float" office:value="9.9029645151045">
                <text:p>9.9029645151045</text:p>
              </table:table-cell>
              <table:table-cell office:value-type="float" office:value="21.1841173067301">
                <text:p>21.1841173067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">
                <text:p>0.104</text:p>
              </table:table-cell>
              <table:table-cell office:value-type="float" office:value="0.0958589606450931">
                <text:p>0.0958589606450931</text:p>
              </table:table-cell>
              <table:table-cell office:value-type="float" office:value="0.276309505238764">
                <text:p>0.276309505238764</text:p>
              </table:table-cell>
              <table:table-cell office:value-type="float" office:value="0.740927624520046">
                <text:p>0.740927624520046</text:p>
              </table:table-cell>
              <table:table-cell office:value-type="float" office:value="1.2">
                <text:p>1.2</text:p>
              </table:table-cell>
              <table:table-cell office:value-type="float" office:value="1.86157202574617">
                <text:p>1.86157202574617</text:p>
              </table:table-cell>
              <table:table-cell office:value-type="float" office:value="4.40979241936785">
                <text:p>4.40979241936785</text:p>
              </table:table-cell>
              <table:table-cell office:value-type="float" office:value="9.9029645151045">
                <text:p>9.9029645151045</text:p>
              </table:table-cell>
              <table:table-cell office:value-type="float" office:value="21.1841173067301">
                <text:p>21.1841173067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">
                <text:p>0.065</text:p>
              </table:table-cell>
              <table:table-cell office:value-type="float" office:value="0.0958589606450931">
                <text:p>0.0958589606450931</text:p>
              </table:table-cell>
              <table:table-cell office:value-type="float" office:value="0.276309505238764">
                <text:p>0.276309505238764</text:p>
              </table:table-cell>
              <table:table-cell office:value-type="float" office:value="0.740927624520046">
                <text:p>0.740927624520046</text:p>
              </table:table-cell>
              <table:table-cell office:value-type="float" office:value="1.2">
                <text:p>1.2</text:p>
              </table:table-cell>
              <table:table-cell office:value-type="float" office:value="1.86157202574617">
                <text:p>1.86157202574617</text:p>
              </table:table-cell>
              <table:table-cell office:value-type="float" office:value="4.40979241936785">
                <text:p>4.40979241936785</text:p>
              </table:table-cell>
              <table:table-cell office:value-type="float" office:value="9.9029645151045">
                <text:p>9.9029645151045</text:p>
              </table:table-cell>
              <table:table-cell office:value-type="float" office:value="21.1841173067301">
                <text:p>21.1841173067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